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elle1" style:family="table">
      <style:table-properties style:width="17.993cm" fo:margin-left="-0.191cm" fo:margin-top="0cm" fo:margin-bottom="0cm" table:align="left" style:writing-mode="lr-tb"/>
    </style:style>
    <style:style style:name="Tabelle1.A" style:family="table-column">
      <style:table-column-properties style:column-width="4.242cm"/>
    </style:style>
    <style:style style:name="Tabelle1.B" style:family="table-column">
      <style:table-column-properties style:column-width="13.75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/>
    </style:style>
    <style:style style:name="Tabelle2" style:family="table">
      <style:table-properties style:width="17.993cm" fo:margin-left="-0.191cm" fo:margin-top="0cm" fo:margin-bottom="0cm" table:align="left" style:writing-mode="lr-tb"/>
    </style:style>
    <style:style style:name="Tabelle2.A" style:family="table-column">
      <style:table-column-properties style:column-width="4.242cm"/>
    </style:style>
    <style:style style:name="Tabelle2.B" style:family="table-column">
      <style:table-column-properties style:column-width="13.75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tching-Formular</text:span><text:bookmark text:name="_GoBack"/></text:p>
      <text:p text:style-name="Standard">Allgemeine Angab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Profilcode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Alter, Geschlecht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Ist-Situation </text:p>
            <text:p text:style-name="P1">Kurzer Beschrieb der aktuellen Situation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Erwartungen / Wünsche an das Mentorat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Bemerkungen zum Bewerbungsdossier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ext:p text:style-name="Standard">Kurzprofi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">Gesuchte Tätigkeit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Pensum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Gewünschte Region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Berufserfahrung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Stärken / Skills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Qualifikation 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Sprachen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Fahrausweis / Kategorien</text:p>
          </table:table-cell>
          <table:table-cell table:style-name="Tabelle2.A1" office:value-type="string">
            <text:p text:style-name="P1"/>
          </table:table-cell>
        </table:table-row>
        <table:table-row table:style-name="Tabelle2.1">
          <table:table-cell table:style-name="Tabelle2.A1" office:value-type="string">
            <text:p text:style-name="P1">Spezielles</text:p>
          </table:table-cell>
          <table:table-cell table:style-name="Tabelle2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.magic@outlook.com</meta:initial-creator>
    <dc:creator>nibe</dc:creator>
    <meta:editing-cycles>3</meta:editing-cycles>
    <meta:print-date>2020-08-17T12:31:00</meta:print-date>
    <meta:creation-date>2020-08-31T14:22:00</meta:creation-date>
    <dc:date>2020-08-31T14:22:00</dc:date>
    <meta:editing-duration>P0D</meta:editing-duration>
    <meta:generator>LibreOffice/6.4.6.2$Linux_X86_64 LibreOffice_project/40$Build-2</meta:generator>
    <meta:document-statistic meta:table-count="2" meta:image-count="0" meta:object-count="0" meta:page-count="1" meta:paragraph-count="19" meta:word-count="38" meta:character-count="329" meta:non-whitespace-character-count="3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